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Verdana" svg:font-family="Verdana, Arial, 'Helvetica Neue', Helvetica, sans-serif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05fa90" officeooo:paragraph-rsid="0007be5e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9ba56" officeooo:paragraph-rsid="0009ba56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7be5e" officeooo:paragraph-rsid="0007be5e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45075" officeooo:paragraph-rsid="00045075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7c7c2" officeooo:paragraph-rsid="0007c7c2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paragraph-rsid="00045075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b9ffb" officeooo:paragraph-rsid="000b9ffb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fo:font-weight="bold" officeooo:rsid="0007be5e" officeooo:paragraph-rsid="0007be5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style:font-name="Ubuntu" fo:font-size="14pt" fo:font-weight="bold" officeooo:rsid="000b9ffb" officeooo:paragraph-rsid="000b9ff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style:font-name="Ubuntu" fo:font-size="14pt" fo:font-weight="bold" officeooo:rsid="000dab43" officeooo:paragraph-rsid="000dab4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style:font-name="Ubuntu" fo:font-size="14pt" fo:font-weight="bold" officeooo:rsid="000dab43" officeooo:paragraph-rsid="000e592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style:font-name="Ubuntu" fo:font-size="14pt" fo:font-weight="bold" officeooo:rsid="000e5929" officeooo:paragraph-rsid="000e592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fo:font-variant="normal" fo:text-transform="none" fo:color="#121416" loext:opacity="100%" style:font-name="Ubuntu" fo:font-size="14pt" fo:letter-spacing="normal" fo:font-style="normal" fo:font-weight="normal" officeooo:rsid="000b9ffb" officeooo:paragraph-rsid="000b9ff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fo:font-variant="normal" fo:text-transform="none" fo:color="#121416" loext:opacity="100%" style:font-name="Ubuntu" fo:font-size="14pt" fo:letter-spacing="normal" fo:font-style="normal" fo:font-weight="normal" officeooo:rsid="000ca65a" officeooo:paragraph-rsid="000ca65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fo:font-variant="normal" fo:text-transform="none" fo:color="#121416" loext:opacity="100%" style:font-name="Ubuntu" fo:font-size="14pt" fo:letter-spacing="normal" fo:font-style="normal" fo:font-weight="normal" officeooo:rsid="001021a1" officeooo:paragraph-rsid="001021a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fo:font-variant="normal" fo:text-transform="none" fo:color="#121416" loext:opacity="100%" style:font-name="Ubuntu" fo:font-size="14pt" fo:letter-spacing="normal" fo:font-style="normal" fo:font-weight="normal" officeooo:rsid="000e5929" officeooo:paragraph-rsid="000e592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fo:font-variant="normal" fo:text-transform="none" fo:color="#121416" loext:opacity="100%" style:font-name="Ubuntu" fo:font-size="14pt" fo:letter-spacing="normal" fo:font-style="normal" fo:font-weight="normal" officeooo:rsid="00103a7d" officeooo:paragraph-rsid="00103a7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fo:font-variant="normal" fo:text-transform="none" fo:color="#121416" loext:opacity="100%" style:font-name="Ubuntu" fo:font-size="14pt" fo:letter-spacing="normal" fo:font-style="normal" fo:font-weight="normal" officeooo:rsid="0012228d" officeooo:paragraph-rsid="00103a7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fo:font-variant="normal" fo:text-transform="none" fo:color="#121416" loext:opacity="100%" style:font-name="Ubuntu" fo:font-size="14pt" fo:letter-spacing="normal" fo:font-style="normal" fo:font-weight="normal" officeooo:rsid="0012228d" officeooo:paragraph-rsid="0012228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fo:font-variant="normal" fo:text-transform="none" fo:color="#121416" loext:opacity="100%" style:font-name="Ubuntu" fo:font-size="14pt" fo:letter-spacing="normal" fo:font-style="normal" fo:font-weight="bold" officeooo:rsid="000dab43" officeooo:paragraph-rsid="0012228d" style:font-size-asian="14pt" style:font-weight-asian="bold" style:font-size-complex="14pt" style:font-weight-complex="bold"/>
    </style:style>
    <style:style style:name="T1" style:family="text">
      <style:text-properties officeooo:rsid="00045075"/>
    </style:style>
    <style:style style:name="T2" style:family="text">
      <style:text-properties officeooo:rsid="0007be5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a65a" style:font-weight-asian="normal" style:font-weight-complex="normal"/>
    </style:style>
    <style:style style:name="T5" style:family="text">
      <style:text-properties fo:font-weight="normal" officeooo:rsid="000e5929" style:font-weight-asian="normal" style:font-weight-complex="normal"/>
    </style:style>
    <style:style style:name="T6" style:family="text">
      <style:text-properties fo:font-weight="normal" officeooo:rsid="000dab43" style:font-weight-asian="normal" style:font-weight-complex="normal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ca65a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officeooo:rsid="000dab43" style:font-weight-asian="normal" style:font-weight-complex="normal"/>
    </style:style>
    <style:style style:name="T12" style:family="text">
      <style:text-properties officeooo:rsid="00103a7d" style:font-weight-asian="normal" style:font-weight-complex="normal"/>
    </style:style>
    <style:style style:name="T13" style:family="text">
      <style:text-properties officeooo:rsid="0012228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<text:span text:style-name="T1">oo</text:span> 01</text:h>
      <text:p text:style-name="P3">Programação orientada a objetos (POO) é um paradigma de programação, ou seja, é uma forma de programar. É basicamente um modelo de analise, projeto e programação baseado na aproximação entre o mundo real e virtual, através da criação e interação entre objetos, atributos, <text:span text:style-name="T2">classes</text:span> <text:span text:style-name="T2">e</text:span> metodos, entre outros. </text:p>
      <text:p text:style-name="P3">Essa forma de programar parte do principio de que tudo é objeto, <text:span text:style-name="T2">alem de ser a junção de 4 conceitos que vão trabalhar juntos: objeto, classe, atributo e metodo</text:span>.</text:p>
      <text:p text:style-name="P4">Cada objeto deve se relacionar com outros afim de alcançar um objetivo, mas cada um deve funcionar de forma autonoma, podendo se agrupar para resolver problemas ou desempenhar outras funções.</text:p>
      <text:p text:style-name="P3"/>
      <text:p text:style-name="P10">Criando um objeto: </text:p>
      <text:p text:style-name="P10">Classes - <text:span text:style-name="T3">Para criar um objeto é necessario uma fôrma que vai dar o aspecto inicial, o esqueleto ou projeto</text:span></text:p>
      <text:p text:style-name="P5"><text:span text:style-name="T8">Atributos - </text:span>Depois vem a personalização, onde a classe ganha novas caracteristicas</text:p>
      <text:p text:style-name="P5"><text:span text:style-name="T8">Metodos - </text:span>Por ultimo vem as funcionalidades, o que o objeto vai fazer, quais papeis vai desempenhar</text:p>
      <text:p text:style-name="P6"/>
      <text:p text:style-name="P7">São essas as caracteristicas que definem o paradigma POO, lembrando que algumas particularidades podem (e são) compartilhadas entre diferentes objetos</text:p>
      <text:p text:style-name="P6"/>
      <text:p text:style-name="P7"><text:span text:style-name="T8">Paradigma: </text:span><text:span text:style-name="T3">É a forma com a qual se decide resolver determinado problema, existem alguns paradigmas que podem ser usados mas tudo depende se a linguagem escolhida vai oferecer suporte</text:span></text:p>
      <text:p text:style-name="P8">_____________________________________________________________________</text:p>
      <text:h text:style-name="P2" text:outline-level="2"><text:soft-page-break/>4 Pilares da POO</text:h>
      <text:p text:style-name="P9">Para uma linguagem de programação ser considerada orientada a objetos deve haver quatro comportamentos caracteristicos: encapsulamento, herança, polimorfismo e abstração.</text:p>
      <text:p text:style-name="P9">A forma como esses comportamentos se relacionam vai constituir o conceito de POO.</text:p>
      <text:p text:style-name="P8"/>
      <text:p text:style-name="P11">Encapsulamento: <text:span text:style-name="T3">É a capacidade </text:span><text:span text:style-name="T4">que determinado método ou atributo de um objeto tem de se manter invisivel, ou seja, continuar funcional mas sem mostrar como. Vai garantir uma camada extra de proteção para a aplicação, já que os detalhes da implementação não serão revelados.</text:span></text:p>
      <text:p text:style-name="P15"><text:span text:style-name="T4"/></text:p>
      <text:p text:style-name="P16"><text:span text:style-name="T7">Herança:</text:span><text:span text:style-name="T10"> É </text:span><text:span text:style-name="T11">um evento que ocorre entre classes onde uma classe filho herda / recebe caracteristicas de uma classe pai, é util para um reaproveitamento de código, já que não será necessario refazer algo que já existe ou criar algo do zero. Parte-se de um ponto e se desenvolvem novos metodos.</text:span></text:p>
      <text:p text:style-name="P11"><text:span text:style-name="T4"/></text:p>
      <text:p text:style-name="P12"><text:span text:style-name="T9">P</text:span>olimorfismo:<text:span text:style-name="T3"> É </text:span><text:span text:style-name="T5">quando um metodo pode ser usado em diferentes objetos, de diferentes classes.</text:span></text:p>
      <text:p text:style-name="P12"><text:span text:style-name="T3"/></text:p>
      <text:p text:style-name="P14">Abstração:<text:span text:style-name="T3"> chamada de interface ou template pode ser considerada uma mistura entre encapsulamento e polimorfismo. Representa um objeto de forma abstrata, que seja obrigatoriamente herdado por outras classes,</text:span><text:span text:style-name="T6"> </text:span><text:span text:style-name="T3">Sendo possível criar um classe abstrata com atributos e metodos, onde sua implementação deve ser feita nas classes herdadas. É chamada de ‘superclasse’, já que um objeto não pode ser criado diretamente dela.</text:span></text:p>
      <text:p text:style-name="P13"><text:span text:style-name="T3"/></text:p>
      <text:p text:style-name="P13"><text:span text:style-name="T3"/></text:p>
      <text:p text:style-name="P13"><text:span text:style-name="T3">_____________________________________________________________________</text:span></text:p>
      <text:h text:style-name="P2" text:outline-level="2"><text:soft-page-break/>Vantagens</text:h>
      <text:p text:style-name="P17"><text:span text:style-name="T10">A POO traz </text:span><text:span text:style-name="T13">cinco</text:span><text:span text:style-name="T10"> vantagens a toda linguagem que faz seu uso</text:span></text:p>
      <text:p text:style-name="P17"><text:span text:style-name="T10"/></text:p>
      <text:p text:style-name="P17"><text:span text:style-name="T7">Confiavel:</text:span><text:span text:style-name="T10"> O codigo baseado em objetos e classes fornece grande independencia ao programa, fazendo com que qualquer intervenção não afete outros pontos do sistema.</text:span></text:p>
      <text:p text:style-name="P18"><text:span text:style-name="T10"/></text:p>
      <text:p text:style-name="P17"><text:span text:style-name="T7">Oportuno:</text:span><text:span text:style-name="T10"> </text:span><text:span text:style-name="T12">A autonomia <text:s/>do codigo torna todo o processo bastante agil, ganhando tempo e eficiencia, onde varias equipes podem trabalhar no mesmo projeto de forma independente.</text:span></text:p>
      <text:p text:style-name="P17"><text:span text:style-name="T12"/></text:p>
      <text:p text:style-name="P19"><text:span text:style-name="T7">Ajustavel:</text:span><text:span text:style-name="T10"> Diz respeito ao processo de manutenção do codigo-fonte, já que ao alterar uma parte faz o conceito de herança garantir que todas as partes que utilizarem <text:s/>tal metodo sejam beneficiadas.</text:span></text:p>
      <text:p text:style-name="P20"><text:span text:style-name="T10"/></text:p>
      <text:p text:style-name="P21"><text:span text:style-name="T7">Reutilizavel:</text:span><text:span text:style-name="T10"> É possível objetos serem utilizados em aplicações diferentes desde que seja compativel.</text:span></text:p>
      <text:p text:style-name="P21"><text:span text:style-name="T10"/></text:p>
      <text:p text:style-name="P21"><text:span text:style-name="T7">Natural:</text:span><text:span text:style-name="T10"> A POO traz para a programação o mundo concreto, fazendo com que ganhe mais naturalidade, tornando o ponto de vista humano mais próximo do virtual e pensando no problema geral ao invés dos pormenores.</text:span></text:p>
      <text:p text:style-name="P22"><text:span text:style-name="T3">_____________________________________________________________________</text:span></text:p>
      <text:p text:style-name="P18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Verdana" svg:font-family="Verdana, Arial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08:29:26.126355855</meta:creation-date>
    <dc:date>2022-12-23T15:17:35.622391483</dc:date>
    <meta:editing-duration>PT54M1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3" meta:paragraph-count="27" meta:word-count="562" meta:character-count="3758" meta:non-whitespace-character-count="3219"/>
  </office:meta>
</office:document-meta>
</file>